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82cm" fo:min-width="1.056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5cm" fo:min-width="3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5cm" fo:min-width="3.1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4cm" fo:min-width="1.198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5cm" fo:min-width="1.2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24cm" fo:min-width="1.056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2cm" fo:min-width="1.056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12cm" fo:min-width="0.774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Baku">
        <draw:custom-shape draw:style-name="gr1" draw:text-style-name="P2" xml:id="id1" draw:id="id1" draw:layer="layout" svg:width="2.2cm" svg:height="1.6cm" svg:x="1.6cm" svg:y="4.4cm">
          <text:p text:style-name="P1"><text:span text:style-name="T1">nama_petu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4" draw:id="id14" draw:layer="layout" svg:width="3.5cm" svg:height="1.8cm" svg:x="15.6cm" svg:y="14.5cm">
          <text:p text:style-name="P3"><text:span text:style-name="T2">Rawat Ina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3.5cm" svg:height="1.8cm" svg:x="2.5cm" svg:y="14.5cm">
          <text:p text:style-name="P3"><text:span text:style-name="T2">Ruang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4" draw:id="id24" draw:layer="layout" svg:width="3.5cm" svg:height="1.8cm" svg:x="3.9cm" svg:y="23.6cm">
          <text:p text:style-name="P5">Pas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5cm" svg:height="1.8cm" svg:x="5.2cm" svg:y="5.5cm">
          <text:p text:style-name="P3"><text:span text:style-name="T2">Petuga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5" draw:id="id25" draw:layer="layout" svg:width="3.5cm" svg:height="1.8cm" svg:x="15.7cm" svg:y="23.6cm">
          <text:p text:style-name="P5">Dokter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6cm" svg:height="1.8cm" svg:x="15.9cm" svg:y="5.5cm">
          <text:p text:style-name="P3"><text:span text:style-name="T2">Pembayaran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3.8cm" svg:y1="5.2cm" svg:x2="5.2cm" svg:y2="6.4cm" draw:start-shape="id1" draw:start-glue-point="10" draw:end-shape="id2" draw:end-glue-point="3" svg:d="M3800 5200l1400 1200" svg:viewBox="0 0 1401 1201">
          <text:p/>
        </draw:connector>
        <draw:custom-shape draw:style-name="gr5" draw:text-style-name="P9" xml:id="id3" draw:id="id3" draw:layer="layout" svg:width="2.4cm" svg:height="1.8cm" svg:x="3.8cm" svg:y="8cm">
          <text:p text:style-name="P8"><text:span text:style-name="T3">alamat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" draw:id="id4" draw:layer="layout" svg:width="2.2cm" svg:height="1.6cm" svg:x="4.9cm" svg:y="2.9cm">
          <text:p text:style-name="P8"><text:span text:style-name="T3">jam_jag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5cm" svg:y1="8cm" svg:x2="6.95cm" svg:y2="7.3cm" draw:start-shape="id3" draw:start-glue-point="4" draw:end-shape="id2" draw:end-glue-point="2" svg:d="M5000 8000l1950-700" svg:viewBox="0 0 1951 701">
          <text:p/>
        </draw:connector>
        <draw:connector draw:style-name="gr4" draw:text-style-name="P7" draw:layer="layout" draw:type="line" svg:x1="6cm" svg:y1="4.5cm" svg:x2="6.95cm" svg:y2="5.5cm" draw:start-shape="id4" draw:start-glue-point="8" draw:end-shape="id2" draw:end-glue-point="0" svg:d="M6000 4500l950 1000" svg:viewBox="0 0 951 1001">
          <text:p/>
        </draw:connector>
        <draw:custom-shape draw:style-name="gr6" draw:text-style-name="P4" xml:id="id5" draw:id="id5" draw:layer="layout" svg:width="3.5cm" svg:height="1.8cm" svg:x="10cm" svg:y="5.4cm">
          <text:p text:style-name="P3"><text:span text:style-name="T2">Melayan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8.7cm" svg:y1="6.4cm" svg:x2="10cm" svg:y2="6.3cm" draw:start-shape="id2" draw:start-glue-point="1" draw:end-shape="id5" draw:end-glue-point="5" svg:d="M8700 6400l1300-100" svg:viewBox="0 0 1301 101">
          <text:p/>
        </draw:connector>
        <draw:connector draw:style-name="gr4" draw:text-style-name="P7" draw:layer="layout" draw:type="line" svg:x1="13.5cm" svg:y1="6.3cm" svg:x2="15.9cm" svg:y2="6.4cm" draw:start-shape="id5" draw:start-glue-point="7" draw:end-shape="id6" draw:end-glue-point="3" svg:d="M13500 6300l2400 100" svg:viewBox="0 0 2401 101">
          <text:p/>
        </draw:connector>
        <draw:custom-shape draw:style-name="gr7" draw:text-style-name="P9" xml:id="id7" draw:id="id7" draw:layer="layout" svg:width="2.2cm" svg:height="1.8cm" svg:x="6.9cm" svg:y="8cm">
          <text:p text:style-name="P8"><text:span text:style-name="T3">kd_petu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8cm" svg:y1="8cm" svg:x2="6.95cm" svg:y2="7.3cm" draw:start-shape="id7" draw:start-glue-point="4" draw:end-shape="id2" svg:d="M8000 8000l-1050-700" svg:viewBox="0 0 1051 701">
          <text:p/>
        </draw:connector>
        <draw:custom-shape draw:style-name="gr8" draw:text-style-name="P9" xml:id="id8" draw:id="id8" draw:layer="layout" svg:width="2.2cm" svg:height="1.7cm" svg:x="9.3cm" svg:y="2.8cm">
          <text:p text:style-name="P8"><text:span text:style-name="T3">kd_petu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10.4cm" svg:y1="4.5cm" svg:x2="11.75cm" svg:y2="5.4cm" draw:start-shape="id8" draw:start-glue-point="8" draw:end-shape="id5" draw:end-glue-point="4" svg:d="M10400 4500l1350 900" svg:viewBox="0 0 1351 901">
          <text:p/>
        </draw:connector>
        <draw:custom-shape draw:style-name="gr8" draw:text-style-name="P9" xml:id="id10" draw:id="id10" draw:layer="layout" svg:width="2.2cm" svg:height="1.7cm" svg:x="15.8cm" svg:y="8.4cm">
          <text:p text:style-name="P8"><text:span text:style-name="T3">jumlah_har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2.2cm" svg:height="1.7cm" svg:x="16.8cm" svg:y="2.5cm">
          <text:p text:style-name="P1"><text:span text:style-name="T1">kd_pembayar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2.2cm" svg:height="1.7cm" svg:x="12.1cm" svg:y="2.8cm">
          <text:p text:style-name="P1"><text:span text:style-name="T1">kd_pembayar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13.2cm" svg:y1="4.5cm" svg:x2="11.75cm" svg:y2="5.4cm" draw:start-shape="id9" draw:start-glue-point="8" draw:end-shape="id5" draw:end-glue-point="4" svg:d="M13200 4500l-1450 900" svg:viewBox="0 0 1451 901">
          <text:p/>
        </draw:connector>
        <draw:connector draw:style-name="gr4" draw:text-style-name="P7" draw:layer="layout" draw:type="line" svg:x1="16.9cm" svg:y1="8.4cm" svg:x2="17.7cm" svg:y2="7.3cm" draw:start-shape="id10" draw:start-glue-point="4" draw:end-shape="id6" draw:end-glue-point="2" svg:d="M16900 8400l800-1100" svg:viewBox="0 0 801 1101">
          <text:p/>
        </draw:connector>
        <draw:connector draw:style-name="gr4" draw:text-style-name="P7" draw:layer="layout" draw:type="line" svg:x1="17.9cm" svg:y1="4.2cm" svg:x2="17.7cm" svg:y2="5.5cm" draw:start-shape="id11" draw:start-glue-point="8" draw:end-shape="id6" draw:end-glue-point="0" svg:d="M17900 4200l-200 1300" svg:viewBox="0 0 201 1301">
          <text:p/>
        </draw:connector>
        <draw:custom-shape draw:style-name="gr6" draw:text-style-name="P4" xml:id="id13" draw:id="id13" draw:layer="layout" svg:width="3.5cm" svg:height="1.8cm" svg:x="9.3cm" svg:y="14.5cm">
          <text:p text:style-name="P3"><text:span text:style-name="T2">Dipaka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9" xml:id="id15" draw:id="id15" draw:layer="layout" svg:width="2.2cm" svg:height="1.8cm" svg:x="2.8cm" svg:y="11.8cm">
          <text:p text:style-name="P8"><text:span text:style-name="T3">kd_rua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2.2cm" svg:height="1.6cm" svg:x="4.8cm" svg:y="17.3cm">
          <text:p text:style-name="P1"><text:span text:style-name="T1">nama_gedu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.2cm" svg:height="1.6cm" svg:x="1.9cm" svg:y="17.3cm">
          <text:p text:style-name="P1"><text:span text:style-name="T1">nama_rua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.2cm" svg:height="1.6cm" svg:x="16.3cm" svg:y="12cm">
          <text:p text:style-name="P1"><text:span text:style-name="T1">kd_rawat_ina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9" draw:id="id19" draw:layer="layout" svg:width="2.2cm" svg:height="1.8cm" svg:x="10.5cm" svg:y="11.6cm">
          <text:p text:style-name="P8"><text:span text:style-name="T3">kd_rawat_ina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8" draw:id="id18" draw:layer="layout" svg:width="2.2cm" svg:height="1.8cm" svg:x="7.4cm" svg:y="11.7cm">
          <text:p text:style-name="P8"><text:span text:style-name="T3">kd_rua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6cm" svg:y1="15.4cm" svg:x2="9.3cm" svg:y2="15.4cm" draw:start-shape="id12" draw:start-glue-point="1" draw:end-shape="id13" draw:end-glue-point="5" svg:d="M6000 15400h3300" svg:viewBox="0 0 3301 1">
          <text:p/>
        </draw:connector>
        <draw:connector draw:style-name="gr4" draw:text-style-name="P7" draw:layer="layout" draw:type="line" svg:x1="12.8cm" svg:y1="15.4cm" svg:x2="15.6cm" svg:y2="15.4cm" draw:start-shape="id13" draw:start-glue-point="7" draw:end-shape="id14" draw:end-glue-point="3" svg:d="M12800 15400h2800" svg:viewBox="0 0 2801 1">
          <text:p/>
        </draw:connector>
        <draw:connector draw:style-name="gr4" draw:text-style-name="P7" draw:layer="layout" draw:type="line" svg:x1="3.9cm" svg:y1="13.6cm" svg:x2="4.25cm" svg:y2="14.5cm" draw:start-shape="id15" draw:start-glue-point="8" draw:end-shape="id12" draw:end-glue-point="0" svg:d="M3900 13600l350 900" svg:viewBox="0 0 351 901">
          <text:p/>
        </draw:connector>
        <draw:connector draw:style-name="gr4" draw:text-style-name="P7" draw:layer="layout" draw:type="line" svg:x1="3cm" svg:y1="17.3cm" svg:x2="4.25cm" svg:y2="16.3cm" draw:start-shape="id16" draw:start-glue-point="4" draw:end-shape="id12" draw:end-glue-point="2" svg:d="M3000 17300l1250-1000" svg:viewBox="0 0 1251 1001">
          <text:p/>
        </draw:connector>
        <draw:connector draw:style-name="gr4" draw:text-style-name="P7" draw:layer="layout" draw:type="line" svg:x1="5.9cm" svg:y1="17.3cm" svg:x2="4.25cm" svg:y2="16.3cm" draw:start-shape="id17" draw:start-glue-point="4" draw:end-shape="id12" draw:end-glue-point="2" svg:d="M5900 17300l-1650-1000" svg:viewBox="0 0 1651 1001">
          <text:p/>
        </draw:connector>
        <draw:connector draw:style-name="gr4" draw:text-style-name="P7" draw:layer="layout" draw:type="line" svg:x1="8.5cm" svg:y1="13.5cm" svg:x2="11.05cm" svg:y2="14.5cm" draw:start-shape="id18" draw:start-glue-point="8" draw:end-shape="id13" draw:end-glue-point="4" svg:d="M8500 13500l2550 1000" svg:viewBox="0 0 2551 1001">
          <text:p/>
        </draw:connector>
        <draw:connector draw:style-name="gr4" draw:text-style-name="P7" draw:layer="layout" draw:type="line" svg:x1="11.6cm" svg:y1="13.4cm" svg:x2="11.05cm" svg:y2="14.5cm" draw:start-shape="id19" draw:start-glue-point="8" draw:end-shape="id13" draw:end-glue-point="4" svg:d="M11600 13400l-550 1100" svg:viewBox="0 0 551 1101">
          <text:p/>
        </draw:connector>
        <draw:connector draw:style-name="gr4" draw:text-style-name="P7" draw:layer="layout" draw:type="line" svg:x1="17.4cm" svg:y1="13.6cm" svg:x2="17.35cm" svg:y2="14.5cm" draw:start-shape="id20" draw:start-glue-point="8" draw:end-shape="id14" draw:end-glue-point="0" svg:d="M17400 13600l-50 900" svg:viewBox="0 0 51 901">
          <text:p/>
        </draw:connector>
        <draw:custom-shape draw:style-name="gr9" draw:text-style-name="P9" xml:id="id26" draw:id="id26" draw:layer="layout" svg:width="1.8cm" svg:height="1.5cm" svg:x="1.3cm" svg:y="22cm">
          <text:p text:style-name="P8"><text:span text:style-name="T3">kd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2.2cm" svg:height="1.6cm" svg:x="3.9cm" svg:y="21.1cm">
          <text:p text:style-name="P1"><text:span text:style-name="T1">keluh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8" draw:id="id28" draw:layer="layout" svg:width="2.4cm" svg:height="1.8cm" svg:x="6.6cm" svg:y="20.9cm">
          <text:p text:style-name="P8"><text:span text:style-name="T3">alamat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2.2cm" svg:height="1.6cm" svg:x="5.8cm" svg:y="26.6cm">
          <text:p text:style-name="P1"><text:span text:style-name="T1">tanggal_data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2.2cm" svg:height="1.6cm" svg:x="2.3cm" svg:y="26.3cm">
          <text:p text:style-name="P1"><text:span text:style-name="T1">nama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2" draw:id="id22" draw:layer="layout" svg:width="3.5cm" svg:height="1.8cm" svg:x="10cm" svg:y="23.6cm">
          <text:p text:style-name="P3"><text:span text:style-name="T2">Dipaka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33" draw:id="id33" draw:layer="layout" svg:width="1.8cm" svg:height="1.5cm" svg:x="15.4cm" svg:y="21cm">
          <text:p text:style-name="P8"><text:span text:style-name="T3">kd_dok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2.2cm" svg:height="1.6cm" svg:x="17.6cm" svg:y="20.8cm">
          <text:p text:style-name="P1"><text:span text:style-name="T1">alamat_dok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2.2cm" svg:height="1.6cm" svg:x="15.2cm" svg:y="26.7cm">
          <text:p text:style-name="P1"><text:span text:style-name="T1">nama_dok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2.2cm" svg:height="1.6cm" svg:x="17.7cm" svg:y="26.6cm">
          <text:p text:style-name="P1"><text:span text:style-name="T1">spesialis_dok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3" draw:id="id23" draw:layer="layout" svg:width="1.8cm" svg:height="1.5cm" svg:x="10.9cm" svg:y="26.3cm">
          <text:p text:style-name="P8"><text:span text:style-name="T3">kd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1" draw:id="id21" draw:layer="layout" svg:width="1.8cm" svg:height="1.5cm" svg:x="10.8cm" svg:y="21.1cm">
          <text:p text:style-name="P8"><text:span text:style-name="T3">kd_dok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11.7cm" svg:y1="22.6cm" svg:x2="11.75cm" svg:y2="23.6cm" draw:start-shape="id21" draw:start-glue-point="8" draw:end-shape="id22" draw:end-glue-point="4" svg:d="M11700 22600l50 1000" svg:viewBox="0 0 51 1001">
          <text:p/>
        </draw:connector>
        <draw:connector draw:style-name="gr4" draw:text-style-name="P7" draw:layer="layout" draw:type="line" svg:x1="11.8cm" svg:y1="26.3cm" svg:x2="11.75cm" svg:y2="25.4cm" draw:start-shape="id23" draw:start-glue-point="4" draw:end-shape="id22" draw:end-glue-point="6" svg:d="M11800 26300l-50-900" svg:viewBox="0 0 51 901">
          <text:p/>
        </draw:connector>
        <draw:connector draw:style-name="gr4" draw:text-style-name="P7" draw:layer="layout" draw:type="line" svg:x1="7.4cm" svg:y1="24.5cm" svg:x2="10cm" svg:y2="24.5cm" draw:start-shape="id24" draw:start-glue-point="1" draw:end-shape="id22" draw:end-glue-point="5" svg:d="M7400 24500h2600" svg:viewBox="0 0 2601 1">
          <text:p/>
        </draw:connector>
        <draw:connector draw:style-name="gr4" draw:text-style-name="P7" draw:layer="layout" draw:type="line" svg:x1="13.5cm" svg:y1="24.5cm" svg:x2="15.7cm" svg:y2="24.5cm" draw:start-shape="id22" draw:start-glue-point="7" draw:end-shape="id25" draw:end-glue-point="3" svg:d="M13500 24500h2200" svg:viewBox="0 0 2201 1">
          <text:p/>
        </draw:connector>
        <draw:connector draw:style-name="gr4" draw:text-style-name="P7" draw:layer="layout" draw:type="line" svg:x1="2.2cm" svg:y1="23.5cm" svg:x2="3.9cm" svg:y2="24.5cm" draw:start-shape="id26" draw:start-glue-point="8" draw:end-shape="id24" draw:end-glue-point="3" svg:d="M2200 23500l1700 1000" svg:viewBox="0 0 1701 1001">
          <text:p/>
        </draw:connector>
        <draw:connector draw:style-name="gr4" draw:text-style-name="P7" draw:layer="layout" draw:type="line" svg:x1="5cm" svg:y1="22.7cm" svg:x2="5.65cm" svg:y2="23.6cm" draw:start-shape="id27" draw:start-glue-point="8" draw:end-shape="id24" draw:end-glue-point="0" svg:d="M5000 22700l650 900" svg:viewBox="0 0 651 901">
          <text:p/>
        </draw:connector>
        <draw:connector draw:style-name="gr4" draw:text-style-name="P7" draw:layer="layout" draw:type="line" svg:x1="7.8cm" svg:y1="22.7cm" svg:x2="5.65cm" svg:y2="23.6cm" draw:start-shape="id28" draw:start-glue-point="8" draw:end-shape="id24" draw:end-glue-point="0" svg:d="M7800 22700l-2150 900" svg:viewBox="0 0 2151 901">
          <text:p/>
        </draw:connector>
        <draw:connector draw:style-name="gr4" draw:text-style-name="P7" draw:layer="layout" draw:type="line" svg:x1="3.4cm" svg:y1="26.3cm" svg:x2="5.65cm" svg:y2="25.4cm" draw:start-shape="id29" draw:start-glue-point="4" draw:end-shape="id24" draw:end-glue-point="2" svg:d="M3400 26300l2250-900" svg:viewBox="0 0 2251 901">
          <text:p/>
        </draw:connector>
        <draw:connector draw:style-name="gr4" draw:text-style-name="P7" draw:layer="layout" draw:type="line" svg:x1="6.9cm" svg:y1="26.6cm" svg:x2="5.65cm" svg:y2="25.4cm" draw:start-shape="id30" draw:start-glue-point="4" draw:end-shape="id24" draw:end-glue-point="2" svg:d="M6900 26600l-1250-1200" svg:viewBox="0 0 1251 1201">
          <text:p/>
        </draw:connector>
        <draw:connector draw:style-name="gr4" draw:text-style-name="P7" draw:layer="layout" draw:type="line" svg:x1="16.3cm" svg:y1="26.7cm" svg:x2="17.45cm" svg:y2="25.4cm" draw:start-shape="id31" draw:start-glue-point="4" draw:end-shape="id25" draw:end-glue-point="2" svg:d="M16300 26700l1150-1300" svg:viewBox="0 0 1151 1301">
          <text:p/>
        </draw:connector>
        <draw:connector draw:style-name="gr4" draw:text-style-name="P7" draw:layer="layout" draw:type="line" svg:x1="18.8cm" svg:y1="26.6cm" svg:x2="17.45cm" svg:y2="25.4cm" draw:start-shape="id32" draw:start-glue-point="4" draw:end-shape="id25" draw:end-glue-point="2" svg:d="M18800 26600l-1350-1200" svg:viewBox="0 0 1351 1201">
          <text:p/>
        </draw:connector>
        <draw:connector draw:style-name="gr4" draw:text-style-name="P7" draw:layer="layout" draw:type="line" svg:x1="16.3cm" svg:y1="22.5cm" svg:x2="17.45cm" svg:y2="23.6cm" draw:start-shape="id33" draw:start-glue-point="8" draw:end-shape="id25" draw:end-glue-point="0" svg:d="M16300 22500l1150 1100" svg:viewBox="0 0 1151 1101">
          <text:p/>
        </draw:connector>
        <draw:connector draw:style-name="gr4" draw:text-style-name="P7" draw:layer="layout" draw:type="line" svg:x1="18.7cm" svg:y1="22.4cm" svg:x2="17.45cm" svg:y2="23.6cm" draw:start-shape="id34" draw:start-glue-point="8" draw:end-shape="id25" draw:end-glue-point="0" svg:d="M18700 22400l-1250 1200" svg:viewBox="0 0 1251 1201">
          <text:p/>
        </draw:connector>
      </draw:page>
      <draw:page draw:name="page2" draw:style-name="dp1" draw:master-page-name="Baku">
        <draw:custom-shape draw:style-name="gr2" draw:text-style-name="P6" xml:id="id36" draw:id="id36" draw:layer="layout" svg:width="3.5cm" svg:height="1.8cm" svg:x="3.9cm" svg:y="5.3cm">
          <text:p text:style-name="P5">Pas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35" draw:id="id35" draw:layer="layout" svg:width="1.8cm" svg:height="1.5cm" svg:x="1.5cm" svg:y="3.1cm">
          <text:p text:style-name="P8"><text:span text:style-name="T3">kd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2.2cm" svg:height="1.6cm" svg:x="3.5cm" svg:y="2cm">
          <text:p text:style-name="P1"><text:span text:style-name="T1">keluh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38" draw:id="id38" draw:layer="layout" svg:width="2.4cm" svg:height="1.8cm" svg:x="6.3cm" svg:y="2cm">
          <text:p text:style-name="P8"><text:span text:style-name="T3">alamat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2.2cm" svg:height="1.6cm" svg:x="5.8cm" svg:y="8.2cm">
          <text:p text:style-name="P1"><text:span text:style-name="T1">tanggal_data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2.2cm" svg:height="1.6cm" svg:x="2.7cm" svg:y="8.2cm">
          <text:p text:style-name="P1"><text:span text:style-name="T1">nama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4cm" svg:y1="4.6cm" svg:x2="3.9cm" svg:y2="6.2cm" draw:start-shape="id35" draw:start-glue-point="8" draw:end-shape="id36" draw:end-glue-point="3" svg:d="M2400 4600l1500 1600" svg:viewBox="0 0 1501 1601">
          <text:p/>
        </draw:connector>
        <draw:connector draw:style-name="gr4" draw:text-style-name="P7" draw:layer="layout" draw:type="line" svg:x1="4.6cm" svg:y1="3.6cm" svg:x2="5.65cm" svg:y2="5.3cm" draw:start-shape="id37" draw:start-glue-point="8" draw:end-shape="id36" draw:end-glue-point="0" svg:d="M4600 3600l1050 1700" svg:viewBox="0 0 1051 1701">
          <text:p/>
        </draw:connector>
        <draw:connector draw:style-name="gr4" draw:text-style-name="P7" draw:layer="layout" draw:type="line" svg:x1="7.5cm" svg:y1="3.8cm" svg:x2="5.65cm" svg:y2="5.3cm" draw:start-shape="id38" draw:start-glue-point="8" draw:end-shape="id36" draw:end-glue-point="0" svg:d="M7500 3800l-1850 1500" svg:viewBox="0 0 1851 1501">
          <text:p/>
        </draw:connector>
        <draw:connector draw:style-name="gr4" draw:text-style-name="P7" draw:layer="layout" draw:type="line" svg:x1="3.8cm" svg:y1="8.2cm" svg:x2="5.65cm" svg:y2="7.1cm" draw:start-shape="id39" draw:start-glue-point="4" draw:end-shape="id36" draw:end-glue-point="2" svg:d="M3800 8200l1850-1100" svg:viewBox="0 0 1851 1101">
          <text:p/>
        </draw:connector>
        <draw:connector draw:style-name="gr4" draw:text-style-name="P7" draw:layer="layout" draw:type="line" svg:x1="6.9cm" svg:y1="8.2cm" svg:x2="5.65cm" svg:y2="7.1cm" draw:start-shape="id40" draw:start-glue-point="4" draw:end-shape="id36" draw:end-glue-point="2" svg:d="M6900 8200l-1250-1100" svg:viewBox="0 0 1251 1101">
          <text:p/>
        </draw:connector>
        <draw:custom-shape draw:style-name="gr3" draw:text-style-name="P4" xml:id="id42" draw:id="id42" draw:layer="layout" svg:width="3.6cm" svg:height="1.8cm" svg:x="15.4cm" svg:y="5.4cm">
          <text:p text:style-name="P3"><text:span text:style-name="T2">Pembayara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1" draw:id="id41" draw:layer="layout" svg:width="3.5cm" svg:height="1.8cm" svg:x="9.5cm" svg:y="5.3cm">
          <text:p text:style-name="P3"><text:span text:style-name="T2">Melakuka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7" draw:layer="layout" draw:type="line" svg:x1="13cm" svg:y1="6.2cm" svg:x2="15.4cm" svg:y2="6.3cm" draw:start-shape="id41" draw:start-glue-point="7" draw:end-shape="id42" draw:end-glue-point="3" svg:d="M13000 6200l2400 100" svg:viewBox="0 0 2401 101">
          <text:p/>
        </draw:connector>
        <draw:custom-shape draw:style-name="gr8" draw:text-style-name="P9" xml:id="id43" draw:id="id43" draw:layer="layout" svg:width="2.2cm" svg:height="1.7cm" svg:x="9.3cm" svg:y="1.8cm">
          <text:p text:style-name="P8"><text:span text:style-name="T3">kd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10.4cm" svg:y1="3.5cm" svg:x2="11.25cm" svg:y2="5.3cm" draw:start-shape="id43" draw:start-glue-point="8" draw:end-shape="id41" draw:end-glue-point="4" svg:d="M10400 3500l850 1800" svg:viewBox="0 0 851 1801">
          <text:p/>
        </draw:connector>
        <draw:custom-shape draw:style-name="gr8" draw:text-style-name="P9" xml:id="id45" draw:id="id45" draw:layer="layout" svg:width="2.2cm" svg:height="1.7cm" svg:x="15.3cm" svg:y="8cm">
          <text:p text:style-name="P8"><text:span text:style-name="T3">jumlah_har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4" draw:id="id44" draw:layer="layout" svg:width="2.2cm" svg:height="1.7cm" svg:x="12.3cm" svg:y="2.3cm">
          <text:p text:style-name="P1"><text:span text:style-name="T1">kd_pembayar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13.4cm" svg:y1="4cm" svg:x2="11.25cm" svg:y2="5.3cm" draw:start-shape="id44" draw:start-glue-point="8" draw:end-shape="id41" draw:end-glue-point="4" svg:d="M13400 4000l-2150 1300" svg:viewBox="0 0 2151 1301">
          <text:p/>
        </draw:connector>
        <draw:connector draw:style-name="gr4" draw:text-style-name="P7" draw:layer="layout" draw:type="line" svg:x1="16.4cm" svg:y1="8cm" svg:x2="17.2cm" svg:y2="7.2cm" draw:start-shape="id45" draw:start-glue-point="4" draw:end-shape="id42" draw:end-glue-point="2" svg:d="M16400 8000l800-800" svg:viewBox="0 0 801 801">
          <text:p/>
        </draw:connector>
        <draw:connector draw:style-name="gr4" draw:text-style-name="P7" draw:layer="layout" draw:type="line" svg:x1="17.7cm" svg:y1="3.6cm" svg:x2="17.2cm" svg:y2="5.4cm" draw:start-shape="id46" draw:start-glue-point="8" draw:end-shape="id42" draw:end-glue-point="0" svg:d="M17700 3600l-500 1800" svg:viewBox="0 0 501 1801">
          <text:p/>
        </draw:connector>
        <draw:connector draw:style-name="gr4" draw:text-style-name="P7" draw:layer="layout" draw:type="line" svg:x1="7.4cm" svg:y1="6.2cm" svg:x2="9.5cm" svg:y2="6.2cm" draw:start-shape="id36" draw:start-glue-point="1" draw:end-shape="id41" draw:end-glue-point="5" svg:d="M7400 6200h2100" svg:viewBox="0 0 2101 1">
          <text:p/>
        </draw:connector>
        <draw:custom-shape draw:style-name="gr8" draw:text-style-name="P9" xml:id="id46" draw:id="id46" draw:layer="layout" svg:width="2.2cm" svg:height="1.7cm" svg:x="16.6cm" svg:y="1.9cm">
          <text:p text:style-name="P8"><text:span text:style-name="T3">jumlah_har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8" draw:id="id48" draw:layer="layout" svg:width="3.5cm" svg:height="1.8cm" svg:x="3.8cm" svg:y="17.301cm">
          <text:p text:style-name="P5">Pas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7" draw:id="id47" draw:layer="layout" svg:width="1.8cm" svg:height="1.5cm" svg:x="1.4cm" svg:y="15.101cm">
          <text:p text:style-name="P8"><text:span text:style-name="T3">kd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9" draw:id="id49" draw:layer="layout" svg:width="2.2cm" svg:height="1.6cm" svg:x="3.4cm" svg:y="14.001cm">
          <text:p text:style-name="P1"><text:span text:style-name="T1">keluh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50" draw:id="id50" draw:layer="layout" svg:width="2.4cm" svg:height="1.8cm" svg:x="6.2cm" svg:y="14.001cm">
          <text:p text:style-name="P8"><text:span text:style-name="T3">alamat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2.2cm" svg:height="1.6cm" svg:x="5.7cm" svg:y="20.201cm">
          <text:p text:style-name="P1"><text:span text:style-name="T1">tanggal_data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2.2cm" svg:height="1.6cm" svg:x="2.6cm" svg:y="20.201cm">
          <text:p text:style-name="P1"><text:span text:style-name="T1">nama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3cm" svg:y1="16.601cm" svg:x2="3.8cm" svg:y2="18.201cm" draw:start-shape="id47" draw:start-glue-point="8" draw:end-shape="id48" draw:end-glue-point="3" svg:d="M2300 16601l1500 1600" svg:viewBox="0 0 1501 1601">
          <text:p/>
        </draw:connector>
        <draw:connector draw:style-name="gr4" draw:text-style-name="P7" draw:layer="layout" draw:type="line" svg:x1="4.5cm" svg:y1="15.601cm" svg:x2="5.55cm" svg:y2="17.301cm" draw:start-shape="id49" draw:start-glue-point="8" draw:end-shape="id48" draw:end-glue-point="0" svg:d="M4500 15601l1050 1700" svg:viewBox="0 0 1051 1701">
          <text:p/>
        </draw:connector>
        <draw:connector draw:style-name="gr4" draw:text-style-name="P7" draw:layer="layout" draw:type="line" svg:x1="7.4cm" svg:y1="15.801cm" svg:x2="5.55cm" svg:y2="17.301cm" draw:start-shape="id50" draw:start-glue-point="8" draw:end-shape="id48" draw:end-glue-point="0" svg:d="M7400 15801l-1850 1500" svg:viewBox="0 0 1851 1501">
          <text:p/>
        </draw:connector>
        <draw:connector draw:style-name="gr4" draw:text-style-name="P7" draw:layer="layout" draw:type="line" svg:x1="3.7cm" svg:y1="20.201cm" svg:x2="5.55cm" svg:y2="19.101cm" draw:start-shape="id51" draw:start-glue-point="4" draw:end-shape="id48" draw:end-glue-point="2" svg:d="M3700 20201l1850-1100" svg:viewBox="0 0 1851 1101">
          <text:p/>
        </draw:connector>
        <draw:connector draw:style-name="gr4" draw:text-style-name="P7" draw:layer="layout" draw:type="line" svg:x1="6.8cm" svg:y1="20.201cm" svg:x2="5.55cm" svg:y2="19.101cm" draw:start-shape="id52" draw:start-glue-point="4" draw:end-shape="id48" draw:end-glue-point="2" svg:d="M6800 20201l-1250-1100" svg:viewBox="0 0 1251 1101">
          <text:p/>
        </draw:connector>
        <draw:custom-shape draw:style-name="gr3" draw:text-style-name="P4" xml:id="id54" draw:id="id54" draw:layer="layout" svg:width="3.6cm" svg:height="1.8cm" svg:x="15.3cm" svg:y="17.401cm">
          <text:p text:style-name="P3"><text:span text:style-name="T2">Rawat Ina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3" draw:id="id53" draw:layer="layout" svg:width="3.5cm" svg:height="1.8cm" svg:x="9.4cm" svg:y="17.301cm">
          <text:p text:style-name="P3"><text:span text:style-name="T2">Menjalani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7" draw:layer="layout" draw:type="line" svg:x1="12.9cm" svg:y1="18.201cm" svg:x2="15.3cm" svg:y2="18.301cm" draw:start-shape="id53" draw:start-glue-point="7" draw:end-shape="id54" draw:end-glue-point="3" svg:d="M12900 18201l2400 100" svg:viewBox="0 0 2401 101">
          <text:p/>
        </draw:connector>
        <draw:custom-shape draw:style-name="gr8" draw:text-style-name="P9" xml:id="id55" draw:id="id55" draw:layer="layout" svg:width="2.2cm" svg:height="1.7cm" svg:x="9.2cm" svg:y="13.801cm">
          <text:p text:style-name="P8"><text:span text:style-name="T3">kd_pasi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10.3cm" svg:y1="15.501cm" svg:x2="11.15cm" svg:y2="17.301cm" draw:start-shape="id55" draw:start-glue-point="8" draw:end-shape="id53" draw:end-glue-point="4" svg:d="M10300 15501l850 1800" svg:viewBox="0 0 851 1801">
          <text:p/>
        </draw:connector>
        <draw:custom-shape draw:style-name="gr8" draw:text-style-name="P2" xml:id="id56" draw:id="id56" draw:layer="layout" svg:width="2.2cm" svg:height="1.7cm" svg:x="12.2cm" svg:y="14.301cm">
          <text:p text:style-name="P1"><text:span text:style-name="T1">kd_rawat_ina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13.3cm" svg:y1="16.001cm" svg:x2="11.15cm" svg:y2="17.301cm" draw:start-shape="id56" draw:start-glue-point="8" draw:end-shape="id53" draw:end-glue-point="4" svg:d="M13300 16001l-2150 1300" svg:viewBox="0 0 2151 1301">
          <text:p/>
        </draw:connector>
        <draw:connector draw:style-name="gr4" draw:text-style-name="P7" draw:layer="layout" draw:type="line" svg:x1="17.6cm" svg:y1="15.601cm" svg:x2="17.1cm" svg:y2="17.401cm" draw:start-shape="id57" draw:start-glue-point="8" draw:end-shape="id54" draw:end-glue-point="0" svg:d="M17600 15601l-500 1800" svg:viewBox="0 0 501 1801">
          <text:p/>
        </draw:connector>
        <draw:connector draw:style-name="gr4" draw:text-style-name="P7" draw:layer="layout" draw:type="line" svg:x1="7.3cm" svg:y1="18.201cm" svg:x2="9.4cm" svg:y2="18.201cm" draw:start-shape="id48" draw:start-glue-point="1" draw:end-shape="id53" draw:end-glue-point="5" svg:d="M7300 18201h2100" svg:viewBox="0 0 2101 1">
          <text:p/>
        </draw:connector>
        <draw:custom-shape draw:style-name="gr8" draw:text-style-name="P9" xml:id="id57" draw:id="id57" draw:layer="layout" svg:width="2.2cm" svg:height="1.7cm" svg:x="16.5cm" svg:y="13.901cm">
          <text:p text:style-name="P8"><text:span text:style-name="T3">kd_rawat_ina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angun_20_Datar" draw:display-name="Bangun Datar" draw:style="rectangular" draw:cx="50%" draw:cy="50%" draw:start-color="#cccccc" draw:end-color="#ffffff" draw:start-intensity="100%" draw:end-intensity="100%" draw:angle="0" draw:border="0%"/>
    <draw:gradient draw:name="Diisi" draw:style="linear" draw:start-color="#ffffff" draw:end-color="#cccccc" draw:start-intensity="100%" draw:end-intensity="100%" draw:angle="300" draw:border="0%"/>
    <draw:gradient draw:name="Terisi_20_Biru" draw:display-name="Terisi Biru" draw:style="linear" draw:start-color="#729fcf" draw:end-color="#355269" draw:start-intensity="100%" draw:end-intensity="100%" draw:angle="300" draw:border="0%"/>
    <draw:gradient draw:name="Terisi_20_Hijau" draw:display-name="Terisi Hijau" draw:style="linear" draw:start-color="#77bc65" draw:end-color="#127622" draw:start-intensity="100%" draw:end-intensity="100%" draw:angle="300" draw:border="0%"/>
    <draw:gradient draw:name="Terisi_20_Kuning" draw:display-name="Terisi Kuning" draw:style="linear" draw:start-color="#ffde59" draw:end-color="#b47804" draw:start-intensity="100%" draw:end-intensity="100%" draw:angle="300" draw:border="0%"/>
    <draw:gradient draw:name="Terisi_20_Merah" draw:display-name="Terisi Merah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_20_tanpa_20_warna_20_isi_20_dan_20_tanpa_20_garis" style:display-name="Objek tanpa warna isi dan tanpa gari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Bangun_20_Datar"/>
      <style:text-properties fo:font-size="14pt" fo:font-weight="bold"/>
    </style:style>
    <style:style style:name="Filled" style:family="graphic" style:parent-style-name="Shapes">
      <style:graphic-properties draw:fill="gradient" draw:fill-gradient-name="Diisi"/>
    </style:style>
    <style:style style:name="Filled_20_Blue" style:display-name="Filled Blue" style:family="graphic" style:parent-style-name="Filled">
      <style:graphic-properties draw:fill-gradient-name="Terisi_20_Biru"/>
      <style:text-properties fo:color="#ffffff"/>
    </style:style>
    <style:style style:name="Filled_20_Green" style:display-name="Filled Green" style:family="graphic" style:parent-style-name="Filled">
      <style:graphic-properties draw:fill-gradient-name="Terisi_20_Hijau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erisi_20_Merah"/>
      <style:text-properties fo:color="#ffffff"/>
    </style:style>
    <style:style style:name="Filled_20_Yellow" style:display-name="Filled Yellow" style:family="graphic" style:parent-style-name="Filled">
      <style:graphic-properties draw:fill-gradient-name="Terisi_20_Kuning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Baku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18:49:08.270000000</meta:creation-date>
    <dc:date>2020-03-29T15:12:38.834000000</dc:date>
    <meta:editing-duration>PT1H12M20S</meta:editing-duration>
    <meta:editing-cycles>10</meta:editing-cycles>
    <meta:generator>LibreOffice/6.4.2.2$Windows_X86_64 LibreOffice_project/4e471d8c02c9c90f512f7f9ead8875b57fcb1ec3</meta:generator>
    <meta:document-statistic meta:object-count="109"/>
  </office:meta>
</office:document-meta>
</file>